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1.249cm" fo:min-width="6.723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.249cm" fo:min-width="6.739cm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1.249cm" fo:min-width="6.739cm" draw:shadow-offset-x="0.203cm" draw:shadow-offset-y="0.203cm"/>
    </style:style>
    <style:style style:name="gr4" style:family="graphic" style:parent-style-name="standard">
      <style:graphic-properties svg:stroke-color="#3465a4" draw:marker-end="Symmetric_20_Arrow" draw:fill="solid" draw:fill-color="#ffffcc" draw:textarea-vertical-align="middle"/>
    </style:style>
    <style:style style:name="gr5" style:family="graphic" style:parent-style-name="standard">
      <style:graphic-properties svg:stroke-color="#3465a4" draw:marker-end="Symmetric_20_Arrow" draw:fill="solid" draw:fill-color="#99ccff" draw:textarea-vertical-align="middle" draw:shadow-offset-x="0.203cm" draw:shadow-offset-y="0.203cm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1.152cm" fo:min-width="0.834cm"/>
    </style:style>
    <style:style style:name="gr7" style:family="graphic" style:parent-style-name="standard">
      <style:graphic-properties draw:stroke="none" svg:stroke-color="#000000" draw:fill="solid" draw:fill-color="#ffffcc" draw:opacity="0%" draw:textarea-horizontal-align="left" draw:auto-grow-height="true" draw:auto-grow-width="true" fo:min-height="0.395cm" fo:min-width="2.047cm" draw:shadow-opacity="0%"/>
    </style:style>
    <style:style style:name="gr8" style:family="graphic" style:parent-style-name="standard">
      <style:graphic-properties svg:stroke-color="#3465a4" draw:marker-end="Symmetric_20_Arrow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fo:min-height="1.152cm" fo:min-width="0.834cm" draw:shadow-offset-x="0.203cm" draw:shadow-offset-y="0.203cm"/>
    </style:style>
    <style:style style:name="gr11" style:family="graphic" style:parent-style-name="standard">
      <style:graphic-properties draw:stroke="none" svg:stroke-color="#000000" draw:fill="solid" draw:fill-color="#99ccff" draw:opacity="0%" draw:textarea-horizontal-align="left" draw:auto-grow-height="true" draw:auto-grow-width="true" fo:min-height="0.395cm" fo:min-width="1.971cm" draw:shadow-offset-x="0.203cm" draw:shadow-offset-y="0.203cm" draw:shadow-opacity="0%"/>
    </style:style>
    <style:style style:name="gr12" style:family="graphic" style:parent-style-name="standard">
      <style:graphic-properties draw:stroke="none" svg:stroke-color="#000000" draw:fill="solid" draw:fill-color="#99ccff" draw:opacity="0%" draw:textarea-horizontal-align="left" draw:auto-grow-height="true" draw:auto-grow-width="true" fo:min-height="0.395cm" fo:min-width="0.235cm" draw:shadow-offset-x="0.203cm" draw:shadow-offset-y="0.203cm" draw:shadow-opacity="0%"/>
    </style:style>
    <style:style style:name="gr13" style:family="graphic" style:parent-style-name="standard">
      <style:graphic-properties draw:stroke="none" svg:stroke-color="#000000" draw:fill="solid" draw:fill-color="#ffffff" draw:opacity="0%" draw:textarea-horizontal-align="left" draw:auto-grow-height="true" draw:auto-grow-width="true" fo:min-height="0.395cm" fo:min-width="0.256cm" draw:shadow-opacity="0%"/>
    </style:style>
    <style:style style:name="gr14" style:family="graphic" style:parent-style-name="standard">
      <style:graphic-properties draw:stroke="dash" draw:stroke-dash="Fine_20_Dashed" svg:stroke-color="#3465a4" draw:marker-end="Symmetric_20_Arrow" draw:textarea-vertical-align="middle"/>
    </style:style>
    <style:style style:name="gr15" style:family="graphic" style:parent-style-name="objectwithoutfill">
      <style:graphic-properties svg:stroke-color="#000000" draw:marker-end="Symmetric_20_Arrow" draw:marker-end-width="0.3cm" draw:fill="solid" draw:fill-color="#99ccff" draw:textarea-vertical-align="middle" draw:shadow-offset-x="0.203cm" draw:shadow-offset-y="0.203cm"/>
    </style:style>
    <style:style style:name="gr16" style:family="graphic" style:parent-style-name="standard">
      <style:graphic-properties draw:stroke="none" svg:stroke-color="#000000" draw:fill="solid" draw:fill-color="#99ccff" draw:opacity="0%" draw:textarea-horizontal-align="left" draw:auto-grow-height="true" draw:auto-grow-width="true" fo:min-height="0.395cm" fo:min-width="0.256cm" draw:shadow-offset-x="0.203cm" draw:shadow-offset-y="0.203cm" draw:shadow-opacity="0%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011cm" fo:min-width="2.158cm" draw:shadow-offset-x="0.203cm" draw:shadow-offset-y="0.203cm"/>
    </style:style>
    <style:style style:name="gr18" style:family="graphic" style:parent-style-name="standard">
      <style:graphic-properties draw:fill="solid" draw:fill-color="#ffffcc" draw:textarea-horizontal-align="justify" draw:textarea-vertical-align="middle" draw:auto-grow-height="false" fo:min-height="1.103cm" fo:min-width="6.593cm"/>
    </style:style>
    <style:style style:name="gr19" style:family="graphic" style:parent-style-name="standard">
      <style:graphic-properties draw:stroke="none" draw:fill="none" fo:min-height="0.95cm"/>
    </style:style>
    <style:style style:name="gr20" style:family="graphic" style:parent-style-name="standard">
      <style:graphic-properties draw:fill="solid" draw:fill-color="#ff950e" draw:textarea-horizontal-align="justify" draw:textarea-vertical-align="middle" draw:auto-grow-height="false" fo:min-height="1.103cm" fo:min-width="6.593cm"/>
    </style:style>
    <style:style style:name="gr21" style:family="graphic" style:parent-style-name="standard">
      <style:graphic-properties draw:fill="solid" draw:fill-color="#ffffcc" draw:textarea-horizontal-align="justify" draw:textarea-vertical-align="middle" draw:auto-grow-height="false" fo:min-height="0.004cm" fo:min-width="1.024cm"/>
    </style:style>
    <style:style style:name="gr22" style:family="graphic" style:parent-style-name="standard">
      <style:graphic-properties draw:fill="solid" draw:fill-color="#ff950e" draw:textarea-horizontal-align="justify" draw:textarea-vertical-align="middle" draw:auto-grow-height="false" fo:min-height="0.004cm" fo:min-width="1.024cm"/>
    </style:style>
    <style:style style:name="gr23" style:family="graphic" style:parent-style-name="standard">
      <style:graphic-properties draw:fill="solid" draw:fill-color="#99ccff" draw:textarea-horizontal-align="justify" draw:textarea-vertical-align="middle" draw:auto-grow-height="false" fo:min-height="0.004cm" fo:min-width="1.02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0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tyle="normal" style:font-style-asian="normal" style:font-style-complex="normal"/>
    </style:style>
    <style:style style:name="P2" style:family="paragraph">
      <loext:graphic-properties draw:fill="solid" draw:fill-color="#ffffcc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99cc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ffffcc"/>
      <style:paragraph-properties fo:text-align="center"/>
    </style:style>
    <style:style style:name="P7" style:family="paragraph">
      <loext:graphic-properties draw:fill="solid" draw:fill-color="#99ccff"/>
      <style:paragraph-properties fo:text-align="center"/>
    </style:style>
    <style:style style:name="P8" style:family="paragraph">
      <loext:graphic-properties draw:fill="solid" draw:fill-color="#ffffcc" draw:opacity="0%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solid" draw:fill-color="#99ccff" draw:opacity="0%"/>
      <style:text-properties fo:font-size="10pt" style:font-size-asian="10pt" style:font-size-complex="10pt"/>
    </style:style>
    <style:style style:name="P11" style:family="paragraph">
      <loext:graphic-properties draw:fill="solid" draw:fill-color="#99ccff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solid" draw:fill-color="#99ccff" draw:opacity="0%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loext:graphic-properties draw:fill="solid" draw:fill-color="#ffffff" draw:opacity="0%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="solid" draw:fill-color="#ffffcc"/>
      <style:paragraph-properties fo:text-align="center"/>
      <style:text-properties fo:font-size="10pt" style:font-size-asian="10pt" style:font-size-complex="10pt"/>
    </style:style>
    <style:style style:name="P17" style:family="paragraph">
      <loext:graphic-properties draw:fill="none"/>
      <style:text-properties fo:font-size="10pt" style:font-size-asian="10pt" style:font-size-complex="10pt"/>
    </style:style>
    <style:style style:name="P18" style:family="paragraph">
      <loext:graphic-properties draw:fill="solid" draw:fill-color="#ff950e"/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7.223cm" svg:height="1.499cm" svg:x="2.303cm" svg:y="4.81cm">
          <text:p text:style-name="P1"><text:span text:style-name="T1">handle</text:span><text:span text:style-name="T2">_arch_irq_pipelined(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7.239cm" svg:height="1.499cm" svg:x="2.303cm" svg:y="7.41cm">
          <text:p text:style-name="P3"><text:span text:style-name="T3">low level IRQ handler</text:span></text:p>
          <text:p text:style-name="P3"><text:span text:style-name="T4">(drivers/irqchip/irq-*.c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7.239cm" svg:height="1.499cm" svg:x="2.303cm" svg:y="9.91cm">
          <text:p text:style-name="P3"><text:span text:style-name="T3">handle_domain_irq()</text:span></text:p>
          <text:p text:style-name="P3"><text:span text:style-name="T4">(include/linux/irqdesc.h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7.239cm" svg:height="1.499cm" svg:x="2.303cm" svg:y="12.433cm">
          <text:p text:style-name="P3"><text:span text:style-name="T3">generic_pipeline_irq()</text:span></text:p>
          <text:p text:style-name="P3"><text:span text:style-name="T4">(kernel/irq/pipeline.c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7.239cm" svg:height="1.499cm" svg:x="2.303cm" svg:y="14.956cm">
          <text:p text:style-name="P3"><text:span text:style-name="T3">IRQ flow handler</text:span></text:p>
          <text:p text:style-name="P3"><text:span text:style-name="T4">(kernel/irq/chip.c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7.239cm" svg:height="1.499cm" svg:x="2.303cm" svg:y="17.51cm">
          <text:p text:style-name="P3"><text:span text:style-name="T3">handle_oob_irq()</text:span></text:p>
          <text:p text:style-name="P3"><text:span text:style-name="T4">(kernel/irq/pipeline.c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4" draw:id="id14" draw:layer="layout" svg:width="7.239cm" svg:height="1.499cm" svg:x="12.426cm" svg:y="3.725cm">
          <text:p text:style-name="P3"><text:span text:style-name="T3">synchronize_pipeline()</text:span></text:p>
          <text:p text:style-name="P3"><text:span text:style-name="T4">(kernel/irq/pipeline.c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7.239cm" svg:height="1.499cm" svg:x="12.426cm" svg:y="9.647cm">
          <text:p text:style-name="P3"><text:span text:style-name="T3">arch_do_IRQ_pipelined()</text:span></text:p>
          <text:p text:style-name="P3"><text:span text:style-name="T4">(arch/*/kernel/irq_pipeline.c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7.239cm" svg:height="1.499cm" svg:x="12.426cm" svg:y="12.178cm">
          <text:p text:style-name="P3"><text:span text:style-name="T3">__handle_domain_irq()</text:span></text:p>
          <text:p text:style-name="P3"><text:span text:style-name="T4">(kernel/irq/irqdesc.c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9" draw:id="id9" draw:layer="layout" svg:width="7.239cm" svg:height="1.499cm" svg:x="12.434cm" svg:y="14.725cm">
          <text:p text:style-name="P3"><text:span text:style-name="T3">IRQ flow handler</text:span></text:p>
          <text:p text:style-name="P3"><text:span text:style-name="T4">(kernel/irq/chip.c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0" draw:id="id10" draw:layer="layout" svg:width="7.239cm" svg:height="1.499cm" svg:x="12.434cm" svg:y="17.279cm">
          <text:p text:style-name="P3"><text:span text:style-name="T3">in-band IRQ handler</text:span></text:p>
          <text:p text:style-name="P3"><text:span text:style-name="T4">(in main kernel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5.922cm" svg:y1="8.909cm" svg:x2="5.922cm" svg:y2="9.91cm" draw:start-shape="id1" draw:start-glue-point="2" draw:end-shape="id2" draw:end-glue-point="0" svg:d="M5922 8909v1001" svg:viewBox="0 0 1 1002">
          <text:p/>
        </draw:connector>
        <draw:connector draw:style-name="gr4" draw:text-style-name="P6" draw:layer="layout" svg:x1="5.922cm" svg:y1="11.409cm" svg:x2="5.922cm" svg:y2="12.433cm" draw:start-shape="id2" draw:start-glue-point="2" draw:end-shape="id3" draw:end-glue-point="0" svg:d="M5922 11409v1024" svg:viewBox="0 0 1 1025">
          <text:p/>
        </draw:connector>
        <draw:connector draw:style-name="gr4" draw:text-style-name="P6" draw:layer="layout" svg:x1="5.914cm" svg:y1="6.309cm" svg:x2="5.922cm" svg:y2="7.41cm" draw:start-shape="id4" draw:start-glue-point="2" draw:end-shape="id1" draw:end-glue-point="0" svg:d="M5914 6309v550h8v551" svg:viewBox="0 0 9 1102">
          <text:p/>
        </draw:connector>
        <draw:connector draw:style-name="gr4" draw:text-style-name="P6" draw:layer="layout" svg:x1="5.922cm" svg:y1="13.932cm" svg:x2="5.922cm" svg:y2="14.956cm" draw:start-shape="id3" draw:start-glue-point="2" draw:end-shape="id5" draw:end-glue-point="0" svg:d="M5922 13932v1024" svg:viewBox="0 0 1 1025">
          <text:p/>
        </draw:connector>
        <draw:connector draw:style-name="gr4" draw:text-style-name="P6" draw:layer="layout" svg:x1="5.922cm" svg:y1="16.455cm" svg:x2="5.922cm" svg:y2="17.51cm" draw:start-shape="id5" draw:start-glue-point="2" draw:end-shape="id6" draw:end-glue-point="0" svg:d="M5922 16455v1055" svg:viewBox="0 0 1 1056">
          <text:p/>
        </draw:connector>
        <draw:connector draw:style-name="gr5" draw:text-style-name="P7" draw:layer="layout" svg:x1="16.045cm" svg:y1="11.146cm" svg:x2="16.045cm" svg:y2="12.178cm" draw:start-shape="id7" draw:start-glue-point="2" draw:end-shape="id8" draw:end-glue-point="0" svg:d="M16045 11146v1032" svg:viewBox="0 0 1 1033">
          <text:p/>
        </draw:connector>
        <draw:connector draw:style-name="gr5" draw:text-style-name="P7" draw:layer="layout" svg:x1="16.045cm" svg:y1="13.677cm" svg:x2="16.053cm" svg:y2="14.725cm" draw:start-shape="id8" draw:start-glue-point="2" draw:end-shape="id9" draw:end-glue-point="0" svg:d="M16045 13677v523h8v525" svg:viewBox="0 0 9 1049">
          <text:p/>
        </draw:connector>
        <draw:connector draw:style-name="gr5" draw:text-style-name="P7" draw:layer="layout" svg:x1="16.053cm" svg:y1="16.224cm" svg:x2="16.053cm" svg:y2="17.279cm" draw:start-shape="id9" draw:start-glue-point="2" draw:end-shape="id10" draw:end-glue-point="0" svg:d="M16053 16224v1055" svg:viewBox="0 0 1 1056">
          <text:p/>
        </draw:connector>
        <draw:custom-shape draw:style-name="gr6" draw:text-style-name="P6" xml:id="id11" draw:id="id11" draw:layer="layout" svg:width="2.667cm" svg:height="2.802cm" svg:x="4.583cm" svg:y="19.7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svg:x1="5.922cm" svg:y1="19.009cm" svg:x2="5.917cm" svg:y2="19.707cm" draw:start-shape="id6" draw:start-glue-point="2" draw:end-shape="id11" draw:end-glue-point="4" svg:d="M5922 19009v349h-5v349" svg:viewBox="0 0 6 699">
          <text:p/>
        </draw:connector>
        <draw:frame draw:style-name="gr7" draw:text-style-name="P8" xml:id="id15" draw:id="id15" draw:layer="layout" svg:width="2.547cm" svg:height="0.645cm" svg:x="4.678cm" svg:y="20.777cm">
          <draw:text-box>
            <text:p><text:span text:style-name="T5">oob handler?</text:span></text:p>
          </draw:text-box>
        </draw:frame>
        <draw:connector draw:style-name="gr8" draw:text-style-name="P3" draw:layer="layout" svg:x1="5.917cm" svg:y1="22.509cm" svg:x2="5.914cm" svg:y2="23.398cm" draw:start-shape="id11" draw:start-glue-point="6" draw:end-shape="id12" draw:end-glue-point="0" svg:d="M5917 22509v444h-3v445" svg:viewBox="0 0 4 890">
          <text:p/>
        </draw:connector>
        <draw:frame draw:style-name="gr9" draw:text-style-name="P9" draw:layer="layout" svg:width="0.735cm" svg:height="0.645cm" svg:x="5.164cm" svg:y="22.49cm">
          <draw:text-box>
            <text:p><text:span text:style-name="T6">Y</text:span></text:p>
          </draw:text-box>
        </draw:frame>
        <draw:custom-shape draw:style-name="gr10" draw:text-style-name="P7" xml:id="id13" draw:id="id13" draw:layer="layout" svg:width="2.667cm" svg:height="2.802cm" svg:x="14.706cm" svg:y="6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10" draw:layer="layout" svg:width="2.471cm" svg:height="0.645cm" svg:x="14.824cm" svg:y="7.177cm">
          <draw:text-box>
            <text:p><text:span text:style-name="T5">IRQ logged?</text:span></text:p>
          </draw:text-box>
        </draw:frame>
        <draw:connector draw:style-name="gr5" draw:text-style-name="P11" draw:layer="layout" svg:x1="16.04cm" svg:y1="8.909cm" svg:x2="16.045cm" svg:y2="9.647cm" draw:start-shape="id13" draw:start-glue-point="6" draw:end-shape="id7" draw:end-glue-point="0" svg:d="M16040 8909v369h5v369" svg:viewBox="0 0 6 739">
          <text:p/>
        </draw:connector>
        <draw:frame draw:style-name="gr12" draw:text-style-name="P12" draw:layer="layout" svg:width="0.735cm" svg:height="0.645cm" svg:x="15.265cm" svg:y="8.891cm">
          <draw:text-box>
            <text:p><text:span text:style-name="T6">Y</text:span></text:p>
          </draw:text-box>
        </draw:frame>
        <draw:connector draw:style-name="gr5" draw:text-style-name="P11" draw:layer="layout" svg:x1="16.045cm" svg:y1="5.224cm" svg:x2="16.04cm" svg:y2="6.107cm" draw:start-shape="id14" draw:start-glue-point="2" draw:end-shape="id13" draw:end-glue-point="4" svg:d="M16045 5224v441h-5v442" svg:viewBox="0 0 6 884">
          <text:p/>
        </draw:connector>
        <draw:connector draw:style-name="gr8" draw:text-style-name="P13" draw:layer="layout" svg:x1="7.225cm" svg:y1="21.099cm" svg:x2="12.43cm" svg:y2="21.104cm" draw:start-shape="id15" draw:start-glue-point="1" draw:end-shape="id16" draw:end-glue-point="3" svg:d="M7225 21099h2476v5h2729" svg:viewBox="0 0 5206 6">
          <text:p/>
        </draw:connector>
        <draw:frame draw:style-name="gr13" draw:text-style-name="P14" draw:layer="layout" svg:width="0.756cm" svg:height="0.645cm" svg:x="7.265cm" svg:y="21.091cm">
          <draw:text-box>
            <text:p><text:span text:style-name="T6">N</text:span></text:p>
          </draw:text-box>
        </draw:frame>
        <draw:connector draw:style-name="gr14" draw:text-style-name="P13" draw:layer="layout" svg:x1="9.526cm" svg:y1="5.559cm" svg:x2="12.426cm" svg:y2="4.474cm" draw:start-shape="id4" draw:start-glue-point="1" draw:end-shape="id14" draw:end-glue-point="3" svg:d="M9526 5559h1449v-1085h1451" svg:viewBox="0 0 2901 1086">
          <text:p/>
        </draw:connector>
        <draw:line draw:style-name="gr15" draw:text-style-name="P11" draw:layer="layout" svg:x1="17.383cm" svg:y1="7.477cm" svg:x2="18.78cm" svg:y2="7.477cm">
          <text:p/>
        </draw:line>
        <draw:frame draw:style-name="gr16" draw:text-style-name="P12" draw:layer="layout" svg:width="0.756cm" svg:height="0.645cm" svg:x="17.266cm" svg:y="7.492cm">
          <draw:text-box>
            <text:p><text:span text:style-name="T6">N</text:span></text:p>
          </draw:text-box>
        </draw:frame>
        <draw:custom-shape draw:style-name="gr17" draw:text-style-name="P15" xml:id="id17" draw:id="id17" draw:layer="layout" svg:width="2.794cm" svg:height="1.397cm" svg:x="4.521cm" svg:y="2.455cm">
          <text:p text:style-name="P3"><text:span text:style-name="T7">IRQ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3" draw:layer="layout" svg:x1="5.918cm" svg:y1="3.852cm" svg:x2="5.914cm" svg:y2="4.81cm" draw:start-shape="id17" draw:start-glue-point="2" draw:end-shape="id4" draw:end-glue-point="0" svg:d="M5918 3852v479h-4v479" svg:viewBox="0 0 5 959">
          <text:p/>
        </draw:connector>
        <draw:custom-shape draw:style-name="gr18" draw:text-style-name="P16" xml:id="id16" draw:id="id16" draw:layer="layout" svg:width="7.239cm" svg:height="1.499cm" svg:x="12.43cm" svg:y="20.3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7" draw:layer="layout" svg:width="4.875cm" svg:height="1.2cm" svg:x="13.904cm" svg:y="20.379cm">
          <draw:text-box>
            <text:p><text:span text:style-name="T3">post IRQ to in-band log</text:span></text:p>
            <text:p><text:span text:style-name="T4">(kernel/irq/pipeline.c)</text:span></text:p>
          </draw:text-box>
        </draw:frame>
        <draw:custom-shape draw:style-name="gr20" draw:text-style-name="P18" xml:id="id12" draw:id="id12" draw:layer="layout" svg:width="7.239cm" svg:height="1.499cm" svg:x="2.295cm" svg:y="23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7" draw:layer="layout" svg:width="5.087cm" svg:height="1.2cm" svg:x="3.198cm" svg:y="23.579cm">
          <draw:text-box>
            <text:p><text:span text:style-name="T3">out-of-band IRQ handler</text:span></text:p>
            <text:p><text:span text:style-name="T4">(in autonomous core)</text:span></text:p>
          </draw:text-box>
        </draw:frame>
        <draw:custom-shape draw:style-name="gr21" draw:text-style-name="P16" draw:layer="layout" svg:width="1.524cm" svg:height="0.254cm" svg:x="13.7cm" svg:y="23.78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.524cm" svg:height="0.254cm" svg:x="13.7cm" svg:y="24.28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524cm" svg:height="0.254cm" svg:x="13.7cm" svg:y="24.787cm">
          <text:p/>
          <draw:enhanced-geometry svg:viewBox="0 0 21600 21600" draw:type="rectangle" draw:enhanced-path="M 0 0 L 21600 0 21600 21600 0 21600 0 0 Z N"/>
        </draw:custom-shape>
        <draw:frame draw:style-name="gr24" draw:text-style-name="P19" draw:layer="layout" svg:width="3.855cm" svg:height="0.645cm" svg:x="15.343cm" svg:y="23.617cm">
          <draw:text-box>
            <text:p><text:span text:style-name="T5">Pipeline entry context</text:span></text:p>
          </draw:text-box>
        </draw:frame>
        <draw:frame draw:style-name="gr25" draw:text-style-name="P19" draw:layer="layout" svg:width="3.609cm" svg:height="0.645cm" svg:x="15.344cm" svg:y="24.118cm">
          <draw:text-box>
            <text:p><text:span text:style-name="T5">Out-of-band context</text:span></text:p>
          </draw:text-box>
        </draw:frame>
        <draw:frame draw:style-name="gr26" draw:text-style-name="P19" draw:layer="layout" svg:width="2.923cm" svg:height="0.645cm" svg:x="15.345cm" svg:y="24.565cm">
          <draw:text-box>
            <text:p><text:span text:style-name="T5">In-band context</text:span></text:p>
          </draw:text-box>
        </draw:frame>
        <draw:frame draw:style-name="gr27" draw:text-style-name="P20" draw:layer="layout" svg:width="1.34cm" svg:height="0.569cm" svg:x="10.309cm" svg:y="3.94cm">
          <draw:text-box>
            <text:p><text:span text:style-name="T8">on exit</text:span></text:p>
          </draw:text-box>
        </draw:frame>
        <draw:frame draw:style-name="gr27" draw:text-style-name="P20" draw:layer="layout" svg:width="1.526cm" svg:height="0.569cm" svg:x="6.009cm" svg:y="6.541cm">
          <draw:text-box>
            <text:p><text:span text:style-name="T8">on ent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9:35:02.528896795</meta:creation-date>
    <meta:editing-duration>P1DT20H37M24S</meta:editing-duration>
    <meta:editing-cycles>73</meta:editing-cycles>
    <meta:generator>LibreOffice/6.2.4.2.0$Linux_X86_64 LibreOffice_project/20$Build-2</meta:generator>
    <meta:initial-creator>Philippe GERUM</meta:initial-creator>
    <dc:date>2019-07-21T12:54:12.305912990</dc:date>
    <dc:creator>Philippe GERUM</dc:creator>
    <meta:document-statistic meta:object-count="48"/>
  </office:meta>
</office:document-meta>
</file>